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6.518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7.717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7.498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Группа </text:p>
          </table:table-cell>
          <table:table-cell office:value-type="string" calcext:value-type="string">
            <text:p>№ пп. </text:p>
          </table:table-cell>
          <table:table-cell office:value-type="string" calcext:value-type="string">
            <text:p>Фамилия Имя Отчество </text:p>
          </table:table-cell>
          <table:table-cell office:value-type="string" calcext:value-type="string">
            <text:p>Фазная ЭДС E, В</text:p>
          </table:table-cell>
          <table:table-cell office:value-type="string" calcext:value-type="string">
            <text:p>Сопротивления компонентов фаз, Ом ZЛ RЛ</text:p>
          </table:table-cell>
          <table:table-cell office:value-type="string" calcext:value-type="string">
            <text:p>XLЛ</text:p>
          </table:table-cell>
          <table:table-cell office:value-type="string" calcext:value-type="string">
            <text:p>XСЛ</text:p>
          </table:table-cell>
          <table:table-cell office:value-type="string" calcext:value-type="string">
            <text:p>ZЗ RЗ</text:p>
          </table:table-cell>
          <table:table-cell office:value-type="string" calcext:value-type="string">
            <text:p>XLЗ</text:p>
          </table:table-cell>
          <table:table-cell office:value-type="string" calcext:value-type="string">
            <text:p>XCЗ</text:p>
          </table:table-cell>
          <table:table-cell office:value-type="string" calcext:value-type="string">
            <text:p>ZТ RT</text:p>
          </table:table-cell>
          <table:table-cell office:value-type="string" calcext:value-type="string">
            <text:p>XLT</text:p>
          </table:table-cell>
          <table:table-cell office:value-type="string" calcext:value-type="string">
            <text:p>XСТ</text:p>
          </table:table-cell>
          <table:table-cell office:value-type="string" calcext:value-type="string">
            <text:p>Условия несимметрии трехфазной цепи ZЛ</text:p>
          </table:table-cell>
          <table:table-cell office:value-type="string" calcext:value-type="string">
            <text:p>ZЗ</text:p>
          </table:table-cell>
          <table:table-cell office:value-type="string" calcext:value-type="string">
            <text:p>ZТ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диятуллин Дамир Маратович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LB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ареев Наиль Радикович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ареев Руслан Ралифович</text:p>
          </table:table-cell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bc=0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асанов Эльсевар Субхан оглы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A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Гутин Михаил Леонидович</text:p>
          </table:table-cell>
          <table:table-cell office:value-type="float" office:value="1140" calcext:value-type="float">
            <text:p>114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Журавлев Вячеслав Игоревич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b=0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иннатулин Салават Валерьевич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La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Ибрагимов Фаиль Рафайлович</text:p>
          </table:table-cell>
          <table:table-cell office:value-type="float" office:value="380" calcext:value-type="float">
            <text:p>38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La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Исламгалиев Радмир Ильмирович</text:p>
          </table:table-cell>
          <table:table-cell office:value-type="float" office:value="660" calcext:value-type="float">
            <text:p>660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Lab=0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алин Денис Дмитриевич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Ca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озиев Нозимджон Асрорович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Ca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Макаров Максим Витальевич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Cab=0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алетин Максим Иванович</text:p>
          </table:table-cell>
          <table:table-cell office:value-type="float" office:value="380" calcext:value-type="float">
            <text:p>3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LB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инилбаев Никита Романович</text:p>
          </table:table-cell>
          <table:table-cell office:value-type="float" office:value="660" calcext:value-type="float">
            <text:p>66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Lb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Нигаматуллин Радмир Ришатович</text:p>
          </table:table-cell>
          <table:table-cell office:value-type="float" office:value="1140" calcext:value-type="float">
            <text:p>114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Lbc=0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Нуриахметов Азат Вадимович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CB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Овсяников Константин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Cb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адыков Батырхан</text:p>
          </table:table-cell>
          <table:table-cell office:value-type="float" office:value="380" calcext:value-type="float">
            <text:p>38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Cbc=0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Саидзода Саиджафар Зариф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C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Сарваров Наиль Раилевич</text:p>
          </table:table-cell>
          <table:table-cell office:value-type="float" office:value="1140" calcext:value-type="float">
            <text:p>114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Lc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Сафин Мурат Азаматович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ca=0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Тимофеев Артем Сергеевич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CC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Утбасаров Хусейн Рашидович</text:p>
          </table:table-cell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Cc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Фасхутдинов Радмир Ильдарович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Cca=0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Шабалин Даниил Сергеевич</text:p>
          </table:table-cell>
          <table:table-cell office:value-type="float" office:value="1140" calcext:value-type="float">
            <text:p>11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LC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Шакиров Кирилл Русланович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Lc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ингалиев Дмитрий Рифович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Lca=0</text:p>
          </table:table-cell>
        </table:table-row>
        <table:table-row table:style-name="ro1">
          <table:table-cell office:value-type="string" calcext:value-type="string">
            <text:p>БАЭ-2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алиев Равиль Рустамович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АЭ-22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алеев Данил Зинфирович</text:p>
          </table:table-cell>
          <table:table-cell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сьянов Александр Константинович</text:p>
          </table:table-cell>
          <table:table-cell office:value-type="float" office:value="1140" calcext:value-type="float">
            <text:p>114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Lbc=0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кбаров Даниэль Александрович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LB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хмедов Камил Ильхомович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хметшин Айнур Азатович</text:p>
          </table:table-cell>
          <table:table-cell office:value-type="float" office:value="380" calcext:value-type="float">
            <text:p>380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bc=0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айнуллина Наиля Халиловна</text:p>
          </table:table-cell>
          <table:table-cell office:value-type="float" office:value="660" calcext:value-type="float">
            <text:p>66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A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инатуллин Ильдар Мидхатович</text:p>
          </table:table-cell>
          <table:table-cell office:value-type="float" office:value="1140" calcext:value-type="float">
            <text:p>114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озлов Роман Андреевич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b=0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Кунафин Ядкар Мунирович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XLa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иколаев Игорь Леонидович</text:p>
          </table:table-cell>
          <table:table-cell office:value-type="float" office:value="380" calcext:value-type="float">
            <text:p>3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La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Сайфутдинова Алиса Раусовна</text:p>
          </table:table-cell>
          <table:table-cell office:value-type="float" office:value="660" calcext:value-type="float">
            <text:p>660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Lab=0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апожников Даниил Даниелевич</text:p>
          </table:table-cell>
          <table:table-cell office:value-type="float" office:value="1140" calcext:value-type="float">
            <text:p>114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Ca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Федулов Михаил Сергеевич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Ca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Шарипов Айбулат Ильгамович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Cab=0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Шарипов Сингиз Зуфарович</text:p>
          </table:table-cell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B=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Юсупов Артур Радикович</text:p>
          </table:table-cell>
          <table:table-cell office:value-type="float" office:value="660" calcext:value-type="float">
            <text:p>660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Lb=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БЦЭ-22-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Яникиев Никита Игоревич</text:p>
          </table:table-cell>
          <table:table-cell office:value-type="float" office:value="1140" calcext:value-type="float">
            <text:p>1140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Lbc=0</text:p>
          </table:table-cell>
        </table:table-row>
      </table:table>
      <table:table table:name="Лист2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.00.0000</text:date>, <text:time style:data-style-name="N2" text:time-value="18:05:16.31562696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14T21:03:16.325397692</dc:date>
    <meta:editing-duration>PT2H47M29S</meta:editing-duration>
    <meta:editing-cycles>1</meta:editing-cycles>
    <meta:document-statistic meta:table-count="2" meta:cell-count="721" meta:object-count="0"/>
  </office:meta>
</office:document-meta>
</file>